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7.8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98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/>
    </style:style>
    <style:style style:name="ce9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start"/>
    </style:style>
    <style:style style:name="ce1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Coû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tat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énéral, infrastructure et serveur web, sécurité</text:p>
          </table:table-cell>
          <table:table-cell table:number-columns-repeated="1022"/>
        </table:table-row>
        <table:table-row table:style-name="ro1">
          <table:table-cell table:style-name="ce6"/>
          <table:table-cell office:value-type="string" calcext:value-type="string">
            <text:p>Mise en place d’un serveur we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 de domaine / DNS / Mise en ligne du site we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O, description du site pour le SER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dit des entrées utilisateur, audit technique de sécurit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registrement des statistiques du si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te Web – Pour chaque pag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sponsive design: pour des écrans PC, responsive jusqu’a 50% de la largeur de l’écran. Pour le reste, adapté à la largeur de l’écra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ise en couleur du site, changement de la fonte, etc – a voir avec équipe graphis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nu de navigation permettant d’accéder au plan du site – à voir avec équipe graphisme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Logo avec lien vers la page d’acceuil – Logo SVG, 2KB envir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our haut de page / bas de page – à voir avec équipe graphis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oter avec partenaires, technologies utilisées, contact, asso, politiques de confidentaialité, etc…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Bandeau cookies si besoin à la connex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te web – Page d’accueil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Nom du site web – équipe graphis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cription site we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age d’accueil / MOTD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calculateur de risque en page d’accueil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te Web - menu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ccès direct aux pages ‘calculateur de risque’ et ‘simulateur réunion familiale’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2" office:value-type="string" calcext:value-type="string">
            <text:p>Site web – Calculateur de risque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Entrées utilisateurs – Activité: liste déroulante / radio box : type d’activité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<text:span text:style-name="T1">Entrées utilisateurs –  Paramètres ‘simples’: </text:span>champ numériques :nombre de personnes 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Entrées utilisateurs – <text:s/>Paramètres ‘simples’: switch: avec / sans masque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Entrées utilisateurs – <text:s/>Paramètres ‘simples’: switch: intérieur / exterieur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Entrées utilisateurs – <text:s/>Paramètres ‘simples’: checkbox / déroulement: paramètres avancé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ées utilisateurs – <text:s/>Paramètres ‘avancés’: slider : dista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ées utilisateurs – <text:s/>Paramètres ‘avancés’: slider : dué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ées utilisateurs – <text:s/>Paramètres ‘avancés’: slider : les gens parlent-i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cription et aide à l’entrée utilisateur (description des champs)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Button – Submit – Après les question?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 calcext:value-type="string">
            <text:p>Intégrer le calcul de modèle à la page we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put: Nouvelle div? Nouvelle page? Calcul temps réel?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 calcext:value-type="string">
            <text:p>Output texte – 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Output graph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2" office:value-type="string" calcext:value-type="string">
            <text:p>Site web – Simulateur de réunion familiale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Button – ajouter une person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ée utilisateur – Nom de la personne?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10"/>
          <table:table-cell office:value-type="string" calcext:value-type="string">
            <text:p>Entrées utilisateurs – <text:s/>Paramètres ‘simples’: radiobox / type de profil de la personne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Entrées utilisateurs – <text:s/>Paramètres ‘simples’: switch: avec / sans masque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Entrées utilisateurs – <text:s/>Paramètres ‘simples’: switch: intérieur / exterieur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Entrées utilisateurs – <text:s/>Paramètres ‘simples’: checkbox / déroulement: paramètres avancé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ées utilisateurs – <text:s/>Paramètres ‘avancés’: slider : dista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ées utilisateurs – <text:s/>Paramètres ‘avancés’: slider : dué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ées utilisateurs – <text:s/>Paramètres ‘avancés’: slider : les gens parlent-i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cription et aide à l’entrée utilisateur (description des champs)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Button – Submit – Après les question?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Intégrer le calcul de modèle à la page we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put: Nouvelle div? Nouvelle page? Calcul temps réel?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Output texte</text:p>
          </table:table-cell>
          <table:table-cell table:number-columns-repeated="1022"/>
        </table:table-row>
        <table:table-row table:style-name="ro1">
          <table:table-cell table:style-name="ce10"/>
          <table:table-cell office:value-type="string" calcext:value-type="string">
            <text:p>Output graph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te web – page “team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ur chaque personne – photo/imag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ur chaque personne – nom – miss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ur chaque personne – texte pers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s personnes sont disposées par ordre (alphabétique?) dans une pmatrice, 4? personnes par lig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2" office:value-type="string" calcext:value-type="string">
            <text:p>Site web – page “mentions légales”</text:p>
          </table:table-cell>
          <table:table-cell table:number-columns-repeated="1022"/>
        </table:table-row>
        <table:table-row table:style-name="ro1">
          <table:table-cell table:style-name="ce8"/>
          <table:table-cell office:value-type="string" calcext:value-type="string">
            <text:p>Mentions fontes et graphismes obligatoires (rien pour l’instant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ntions outils utilisés (react – django), ne pas donner la vers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te web – page “contact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resse mail? Ou formulaire à remplir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resse mail de conta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mulaire avec mail pour reponse + captcha + message</text:p>
          </table:table-cell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7:53:03.537030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00:14:27.407618270</meta:creation-date>
    <dc:date>2020-11-25T18:13:09.137075685</dc:date>
    <meta:editing-duration>PT31M45S</meta:editing-duration>
    <meta:editing-cycles>5</meta:editing-cycles>
    <meta:generator>LibreOffice/7.0.3.1$Linux_X86_64 LibreOffice_project/00$Build-1</meta:generator>
    <meta:document-statistic meta:table-count="1" meta:cell-count="71" meta:object-count="0"/>
  </office:meta>
</office:document-meta>
</file>